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e6e905" draw:fill-color="#e6e905" draw:opacity="50%" draw:opacity-name="" draw:textarea-horizontal-align="justify" draw:textarea-vertical-align="middle" draw:auto-grow-height="false" fo:min-height="10.418cm" fo:min-width="5.596cm" draw:shadow="hidden"/>
    </style:style>
    <style:style style:name="gr2" style:family="graphic" style:parent-style-name="standard">
      <style:graphic-properties draw:stroke="none" draw:opacity="50%" draw:opacity-name="" draw:textarea-horizontal-align="justify" draw:textarea-vertical-align="middle" draw:auto-grow-height="false" fo:min-height="5.338cm" fo:min-width="9.787cm"/>
    </style:style>
    <style:style style:name="gr3" style:family="graphic" style:parent-style-name="standard">
      <style:graphic-properties draw:stroke="none" svg:stroke-color="#000000" draw:fill-color="#729fcf" draw:opacity="50%" draw:opacity-name="" draw:textarea-horizontal-align="justify" draw:textarea-vertical-align="middle" draw:auto-grow-height="false" fo:min-height="17.503cm" fo:min-width="5.85cm"/>
    </style:style>
    <style:style style:name="gr4" style:family="graphic" style:parent-style-name="standard">
      <style:graphic-properties draw:stroke="none" draw:fill-color="#77bc65" draw:opacity="50%" draw:opacity-name="" draw:textarea-horizontal-align="justify" draw:textarea-vertical-align="middle" draw:auto-grow-height="false" fo:min-height="22.991cm" fo:min-width="6.644cm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1.147cm" fo:min-width="3.31cm"/>
    </style:style>
    <style:style style:name="gr6" style:family="graphic" style:parent-style-name="standard">
      <style:graphic-properties svg:stroke-color="#000000" draw:fill-color="#ffffff" draw:textarea-horizontal-align="justify" draw:textarea-vertical-align="middle" draw:auto-grow-height="false" fo:min-height="0.766cm" fo:min-width="2.421cm"/>
    </style:style>
    <style:style style:name="gr7" style:family="graphic" style:parent-style-name="objectwithoutfill">
      <style:graphic-properties draw:stroke="dash" draw:stroke-dash="Fine_20_Dashed" svg:stroke-width="0.081cm" draw:marker-start-width="0.321cm" draw:marker-end="" draw:marker-end-width="0.321cm" draw:fill="none" draw:textarea-vertical-align="middle" fo:padding-top="0.165cm" fo:padding-bottom="0.165cm" fo:padding-left="0.29cm" fo:padding-right="0.29cm"/>
    </style:style>
    <style:style style:name="gr8" style:family="graphic" style:parent-style-name="objectwithoutfill">
      <style:graphic-properties draw:stroke="dash" draw:stroke-dash="Fine_20_Dashed"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9" style:family="graphic" style:parent-style-name="standard">
      <style:graphic-properties svg:stroke-color="#000000" draw:fill-color="#ffffff" draw:textarea-horizontal-align="justify" draw:textarea-vertical-align="middle" draw:auto-grow-height="false" fo:min-height="0.766cm" fo:min-width="7.374cm"/>
    </style:style>
    <style:style style:name="gr10" style:family="graphic" style:parent-style-name="standard">
      <style:graphic-properties svg:stroke-color="#000000" draw:fill-color="#ffffff" draw:textarea-horizontal-align="justify" draw:textarea-vertical-align="middle" draw:auto-grow-height="false" fo:min-height="0.766cm" fo:min-width="8.517cm"/>
    </style:style>
    <style:style style:name="gr11" style:family="graphic" style:parent-style-name="objectwithoutfill">
      <style:graphic-properties draw:marker-end="Arrow" draw:marker-end-width="0.3cm" draw:fill="none" draw:textarea-vertical-align="middle"/>
    </style:style>
    <style:style style:name="gr12" style:family="graphic" style:parent-style-name="standard">
      <style:graphic-properties svg:stroke-color="#000000" draw:fill-color="#ffffff" draw:textarea-horizontal-align="justify" draw:textarea-vertical-align="middle" draw:auto-grow-height="false" fo:min-height="0.766cm" fo:min-width="5.723cm"/>
    </style:style>
    <style:style style:name="gr13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loext:graphic-properties draw:fill-color="#e6e905" draw:opacity="50%"/>
      <style:paragraph-properties fo:text-align="center"/>
    </style:style>
    <style:style style:name="P2" style:family="paragraph">
      <loext:graphic-properties draw:opacity="50%"/>
      <style:paragraph-properties fo:text-align="center"/>
    </style:style>
    <style:style style:name="P3" style:family="paragraph">
      <loext:graphic-properties draw:fill-color="#729fcf" draw:opacity="50%"/>
      <style:paragraph-properties fo:text-align="center"/>
    </style:style>
    <style:style style:name="P4" style:family="paragraph">
      <loext:graphic-properties draw:fill-color="#77bc65" draw:opacity="50%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-color="#ffffff"/>
      <style:paragraph-properties fo:text-align="center"/>
    </style:style>
    <style:style style:name="P7" style:family="paragraph">
      <style:paragraph-properties fo:text-align="center"/>
      <style:text-properties fo:color="#000000"/>
    </style:style>
    <style:style style:name="P8" style:family="paragraph">
      <loext:graphic-properties draw:fill-color="#ffffff"/>
      <style:paragraph-properties fo:text-align="center"/>
      <style:text-properties fo:color="#000000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fo:text-align="start"/>
    </style:style>
    <style:style style:name="P11" style:family="paragraph">
      <loext:graphic-properties draw:fill="none"/>
      <style:paragraph-properties fo:text-align="center"/>
      <style:text-properties fo:color="#069a2e"/>
    </style:style>
    <style:style style:name="T1" style:family="text">
      <style:text-properties fo:color="#00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096cm" svg:height="10.668cm" svg:x="1cm" svg:y="5.318cm">
          <text:p/>
          <draw:enhanced-geometry svg:viewBox="0 0 21600 21600" draw:type="rectangle" draw:enhanced-path="M 0 0 L 21600 0 21600 21600 0 21600 0 0 Z N"/>
        </draw:custom-shape>
        <draw:g>
          <draw:polygon draw:style-name="gr2" draw:text-style-name="P2" draw:layer="layout" svg:width="10.286cm" svg:height="5.587cm" svg:x="3.185cm" svg:y="19.225cm" svg:viewBox="0 0 10287 5588" draw:points="0,5588 0,0 10287,0 10287,5588">
            <text:p/>
          </draw:polygon>
          <draw:polygon draw:style-name="gr3" draw:text-style-name="P3" draw:layer="layout" svg:width="6.349cm" svg:height="17.752cm" svg:x="7.096cm" svg:y="1.507cm" svg:viewBox="0 0 6350 17753" draw:points="0,17753 0,0 6350,0 6350,17753">
            <text:p/>
          </draw:polygon>
        </draw:g>
        <draw:custom-shape draw:style-name="gr4" draw:text-style-name="P4" draw:layer="layout" svg:width="7.144cm" svg:height="23.241cm" svg:x="13.446cm" svg:y="1.50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xml:id="id5" draw:id="id5" draw:layer="layout" svg:width="3.81cm" svg:height="1.397cm" svg:x="9.255cm" svg:y="6.588cm">
          <text:p text:style-name="P5">Entity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8" xml:id="id1" draw:id="id1" draw:layer="layout" svg:width="3.81cm" svg:height="1.397cm" svg:x="2.143cm" svg:y="6.588cm">
          <text:p text:style-name="P7"><text:span text:style-name="T1">Componen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6" xml:id="id12" draw:id="id12" draw:layer="layout" svg:width="3.81cm" svg:height="1.397cm" svg:x="14.716cm" svg:y="2.856cm">
          <text:p text:style-name="P5">Manager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6" xml:id="id2" draw:id="id2" draw:layer="layout" svg:width="2.921cm" svg:height="1.016cm" svg:x="2.605cm" svg:y="9.382cm">
          <text:p text:style-name="P5">Ini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6" xml:id="id4" draw:id="id4" draw:layer="layout" svg:width="2.921cm" svg:height="1.016cm" svg:x="2.651cm" svg:y="13.762cm">
          <text:p text:style-name="P5">Draw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6" xml:id="id3" draw:id="id3" draw:layer="layout" svg:width="2.921cm" svg:height="1.016cm" svg:x="2.651cm" svg:y="11.622cm">
          <text:p text:style-name="P5">Update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7" draw:text-style-name="P9" draw:layer="layout" draw:type="line" svg:x1="4.048cm" svg:y1="7.985cm" svg:x2="4.066cm" svg:y2="9.382cm" draw:start-shape="id1" draw:start-glue-point="6" draw:end-shape="id2" draw:end-glue-point="4" svg:d="M4048 7985l18 1397" svg:viewBox="0 0 19 1398">
          <text:p/>
        </draw:connector>
        <draw:connector draw:style-name="gr8" draw:text-style-name="P9" draw:layer="layout" draw:type="line" svg:x1="4.066cm" svg:y1="10.398cm" svg:x2="4.112cm" svg:y2="11.622cm" draw:start-shape="id2" draw:start-glue-point="6" draw:end-shape="id3" draw:end-glue-point="4" svg:d="M4066 10398l46 1224" svg:viewBox="0 0 47 1225">
          <text:p/>
        </draw:connector>
        <draw:connector draw:style-name="gr8" draw:text-style-name="P9" draw:layer="layout" draw:type="line" svg:x1="4.112cm" svg:y1="12.638cm" svg:x2="4.112cm" svg:y2="13.762cm" draw:start-shape="id3" draw:start-glue-point="6" draw:end-shape="id4" draw:end-glue-point="4" svg:d="M4112 12638v1124" svg:viewBox="0 0 1 1125">
          <text:p/>
        </draw:connector>
        <draw:custom-shape draw:style-name="gr6" draw:text-style-name="P6" xml:id="id6" draw:id="id6" draw:layer="layout" svg:width="2.921cm" svg:height="1.016cm" svg:x="9.736cm" svg:y="9.509cm">
          <text:p text:style-name="P5">Updat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6" xml:id="id7" draw:id="id7" draw:layer="layout" svg:width="2.921cm" svg:height="1.016cm" svg:x="9.736cm" svg:y="12.422cm">
          <text:p text:style-name="P5">Draw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6" xml:id="id8" draw:id="id8" draw:layer="layout" svg:width="2.921cm" svg:height="1.016cm" svg:x="9.736cm" svg:y="14.862cm">
          <text:p text:style-name="P5">Destroy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6" xml:id="id9" draw:id="id9" draw:layer="layout" svg:width="2.921cm" svg:height="1.016cm" svg:x="9.736cm" svg:y="17.248cm">
          <text:p text:style-name="P5">Is Activ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6" xml:id="id10" draw:id="id10" draw:layer="layout" svg:width="7.874cm" svg:height="1.016cm" svg:x="4.658cm" svg:y="20.088cm">
          <text:p text:style-name="P5">Add / Delete / Has Group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10" draw:text-style-name="P6" xml:id="id11" draw:id="id11" draw:layer="layout" svg:width="9.017cm" svg:height="1.016cm" svg:x="3.696cm" svg:y="22.189cm">
          <text:p text:style-name="P5">Add / Has / Get Component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7" draw:text-style-name="P9" draw:layer="layout" draw:type="line" svg:x1="11.16cm" svg:y1="7.985cm" svg:x2="11.197cm" svg:y2="9.509cm" draw:start-shape="id5" draw:start-glue-point="6" draw:end-shape="id6" draw:end-glue-point="4" svg:d="M11160 7985l37 1524" svg:viewBox="0 0 38 1525">
          <text:p/>
        </draw:connector>
        <draw:connector draw:style-name="gr7" draw:text-style-name="P9" draw:layer="layout" draw:type="line" svg:x1="11.197cm" svg:y1="10.525cm" svg:x2="11.197cm" svg:y2="12.422cm" draw:start-shape="id6" draw:start-glue-point="6" draw:end-shape="id7" draw:end-glue-point="4" svg:d="M11197 10525v1897" svg:viewBox="0 0 1 1898">
          <text:p/>
        </draw:connector>
        <draw:connector draw:style-name="gr11" draw:text-style-name="P9" draw:layer="layout" svg:x1="9.255cm" svg:y1="7.287cm" svg:x2="5.953cm" svg:y2="7.287cm" draw:start-shape="id5" draw:start-glue-point="5" draw:end-shape="id1" draw:end-glue-point="7" svg:d="M9255 7287h-3302" svg:viewBox="0 0 3303 1">
          <text:p text:style-name="P10"><text:s text:c="2"/>*</text:p>
        </draw:connector>
        <draw:connector draw:style-name="gr11" draw:text-style-name="P11" draw:layer="layout" svg:x1="9.736cm" svg:y1="10.017cm" svg:x2="5.572cm" svg:y2="12.13cm" draw:start-shape="id6" draw:start-glue-point="5" draw:end-shape="id3" draw:end-glue-point="7" svg:d="M9736 10017h-2082v2113h-2082" svg:viewBox="0 0 4165 2114">
          <text:p/>
        </draw:connector>
        <draw:connector draw:style-name="gr11" draw:text-style-name="P9" draw:layer="layout" svg:x1="9.736cm" svg:y1="12.93cm" svg:x2="5.572cm" svg:y2="14.27cm" draw:start-shape="id7" draw:start-glue-point="5" draw:end-shape="id4" draw:end-glue-point="7" svg:d="M9736 12930h-2082v1340h-2082" svg:viewBox="0 0 4165 1341">
          <text:p text:style-name="P5"/>
        </draw:connector>
        <draw:connector draw:style-name="gr8" draw:text-style-name="P9" draw:layer="layout" draw:type="lines" svg:x1="11.197cm" svg:y1="13.438cm" svg:x2="11.197cm" svg:y2="14.862cm" draw:start-shape="id7" draw:start-glue-point="6" draw:end-shape="id8" draw:end-glue-point="4" svg:d="M11197 13438v502 421 501" svg:viewBox="0 0 1 1425">
          <text:p/>
        </draw:connector>
        <draw:connector draw:style-name="gr8" draw:text-style-name="P9" draw:layer="layout" draw:type="lines" svg:x1="11.197cm" svg:y1="15.878cm" svg:x2="11.197cm" svg:y2="17.248cm" draw:start-shape="id8" draw:start-glue-point="6" draw:end-shape="id9" draw:end-glue-point="4" svg:d="M11197 15878v502 367 501" svg:viewBox="0 0 1 1371">
          <text:p/>
        </draw:connector>
        <draw:connector draw:style-name="gr8" draw:text-style-name="P9" draw:layer="layout" draw:type="lines" svg:x1="11.197cm" svg:y1="18.264cm" svg:x2="8.595cm" svg:y2="20.088cm" draw:start-shape="id9" draw:start-glue-point="6" draw:end-shape="id10" draw:end-glue-point="4" svg:d="M11197 18264v502l-2602 821v501" svg:viewBox="0 0 2603 1825">
          <text:p/>
        </draw:connector>
        <draw:connector draw:style-name="gr8" draw:text-style-name="P9" draw:layer="layout" draw:type="lines" svg:x1="8.595cm" svg:y1="21.104cm" svg:x2="8.205cm" svg:y2="22.189cm" draw:start-shape="id10" draw:start-glue-point="6" draw:end-shape="id11" draw:end-glue-point="4" svg:d="M8595 21104v502l-390 82v501" svg:viewBox="0 0 391 1086">
          <text:p/>
        </draw:connector>
        <draw:connector draw:style-name="gr11" draw:text-style-name="P9" draw:layer="layout" svg:x1="14.716cm" svg:y1="3.555cm" svg:x2="11.16cm" svg:y2="6.588cm" draw:start-shape="id12" draw:start-glue-point="5" draw:end-shape="id5" draw:end-glue-point="4" svg:d="M14716 3555h-3556v3033" svg:viewBox="0 0 3557 3034">
          <text:p text:style-name="P5"><text:s text:c="10"/>0</text:p>
          <text:p text:style-name="P5"/>
          <text:p text:style-name="P10">32</text:p>
        </draw:connector>
        <draw:custom-shape draw:style-name="gr6" draw:text-style-name="P6" xml:id="id13" draw:id="id13" draw:layer="layout" svg:width="2.921cm" svg:height="1.016cm" svg:x="15.605cm" svg:y="6.334cm">
          <text:p text:style-name="P5">Updat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6" xml:id="id14" draw:id="id14" draw:layer="layout" svg:width="2.921cm" svg:height="1.016cm" svg:x="15.605cm" svg:y="8.874cm">
          <text:p text:style-name="P5">Draw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6" xml:id="id15" draw:id="id15" draw:layer="layout" svg:width="2.921cm" svg:height="1.016cm" svg:x="15.605cm" svg:y="11.668cm">
          <text:p text:style-name="P5">Refresh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6" xml:id="id16" draw:id="id16" draw:layer="layout" svg:width="6.223cm" svg:height="1.016cm" svg:x="13.927cm" svg:y="14.843cm">
          <text:p text:style-name="P5">Add / Delete Group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12" draw:text-style-name="P6" xml:id="id17" draw:id="id17" draw:layer="layout" svg:width="6.223cm" svg:height="1.016cm" svg:x="13.927cm" svg:y="17.256cm">
          <text:p text:style-name="P5">Add entity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onnector draw:style-name="gr8" draw:text-style-name="P9" draw:layer="layout" draw:type="lines" svg:x1="16.621cm" svg:y1="4.253cm" svg:x2="17.066cm" svg:y2="6.334cm" draw:start-shape="id12" draw:start-glue-point="6" draw:end-shape="id13" draw:end-glue-point="4" svg:d="M16621 4253v501l445 1079v501" svg:viewBox="0 0 446 2082">
          <text:p/>
        </draw:connector>
        <draw:connector draw:style-name="gr8" draw:text-style-name="P9" draw:layer="layout" draw:type="lines" svg:x1="17.066cm" svg:y1="7.35cm" svg:x2="17.066cm" svg:y2="8.874cm" draw:start-shape="id13" draw:start-glue-point="6" draw:end-shape="id14" draw:end-glue-point="4" svg:d="M17066 7350v502 521 501" svg:viewBox="0 0 1 1525">
          <text:p/>
        </draw:connector>
        <draw:connector draw:style-name="gr8" draw:text-style-name="P9" draw:layer="layout" draw:type="lines" svg:x1="17.066cm" svg:y1="9.89cm" svg:x2="17.066cm" svg:y2="11.668cm" draw:start-shape="id14" draw:start-glue-point="6" draw:end-shape="id15" draw:end-glue-point="4" svg:d="M17066 9890v502 775 501" svg:viewBox="0 0 1 1779">
          <text:p/>
        </draw:connector>
        <draw:connector draw:style-name="gr8" draw:text-style-name="P9" draw:layer="layout" draw:type="lines" svg:x1="17.066cm" svg:y1="12.684cm" svg:x2="17.039cm" svg:y2="14.843cm" draw:start-shape="id15" draw:start-glue-point="6" draw:end-shape="id16" draw:end-glue-point="4" svg:d="M17066 12684v502l-27 1156v501" svg:viewBox="0 0 28 2160">
          <text:p/>
        </draw:connector>
        <draw:connector draw:style-name="gr8" draw:text-style-name="P9" draw:layer="layout" draw:type="lines" svg:x1="17.039cm" svg:y1="15.859cm" svg:x2="17.039cm" svg:y2="17.256cm" draw:start-shape="id16" draw:start-glue-point="6" draw:end-shape="id17" draw:end-glue-point="4" svg:d="M17039 15859v502 394 501" svg:viewBox="0 0 1 1398">
          <text:p/>
        </draw:connector>
        <draw:connector draw:style-name="gr13" draw:text-style-name="P9" draw:layer="layout" svg:x1="15.605cm" svg:y1="6.842cm" svg:x2="12.657cm" svg:y2="10.017cm" draw:start-shape="id13" draw:start-glue-point="5" draw:end-shape="id6" draw:end-glue-point="7" svg:d="M15605 6842h-1474v3175h-1474" svg:viewBox="0 0 2949 3176">
          <text:p/>
        </draw:connector>
        <draw:connector draw:style-name="gr13" draw:text-style-name="P9" draw:layer="layout" draw:line-skew="0.458cm" svg:x1="15.605cm" svg:y1="9.382cm" svg:x2="12.657cm" svg:y2="12.93cm" draw:start-shape="id14" draw:start-glue-point="5" draw:end-shape="id7" draw:end-glue-point="7" svg:d="M15605 9382h-1016v3548h-1932" svg:viewBox="0 0 2949 3549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opacity draw:name="Transparency_20_1" draw:display-name="Transparency 1" draw:style="linear" draw:start="100%" draw:end="0%" draw:angle="0" draw:border="0%"/>
    <draw:opacity draw:name="Transparency_20_2" draw:display-name="Transparency 2" draw:style="axial" draw:start="100%" draw:end="0%" draw:angle="0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21T20:41:51.800431683</meta:creation-date>
    <dc:date>2019-03-10T22:51:00.543813394</dc:date>
    <meta:editing-duration>P5DT7H42M40S</meta:editing-duration>
    <meta:editing-cycles>30</meta:editing-cycles>
    <meta:generator>LibreOffice/6.1.5.2$Linux_X86_64 LibreOffice_project/10$Build-2</meta:generator>
    <meta:document-statistic meta:object-count="42"/>
  </office:meta>
</office:document-meta>
</file>